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Page_20_Title">
      <style:graphic-properties draw:auto-grow-width="true" fo:min-height="0.767cm" fo:min-width="6.445cm" loext:decorative="false"/>
      <style:paragraph-properties style:writing-mode="lr-tb"/>
    </style:style>
    <style:style style:name="gr2" style:family="graphic" style:parent-style-name="Filled_20_Blue">
      <style:graphic-properties draw:auto-grow-height="false" fo:min-height="1.225cm" fo:min-width="3.186cm" style:writing-mode="lr-tb" loext:decorative="false"/>
      <style:paragraph-properties style:writing-mode="lr-tb"/>
    </style:style>
    <style:style style:name="gr3" style:family="graphic" style:parent-style-name="Bordered">
      <style:graphic-properties draw:auto-grow-height="false" fo:min-height="4.6cm" fo:min-width="4.1cm" style:writing-mode="lr-tb" loext:decorative="false"/>
      <style:paragraph-properties style:writing-mode="lr-tb"/>
    </style:style>
    <style:style style:name="gr4" style:family="graphic" style:parent-style-name="Filled_20_Magenta">
      <style:graphic-properties draw:auto-grow-height="false" fo:min-height="1.35cm" fo:min-width="4.275cm" style:writing-mode="lr-tb" loext:decorative="false"/>
      <style:paragraph-properties style:writing-mode="lr-tb"/>
    </style:style>
    <style:style style:name="gr5" style:family="graphic" style:parent-style-name="Bordered">
      <style:graphic-properties draw:auto-grow-height="false" fo:min-height="4.625cm" fo:min-width="12.05cm" style:writing-mode="lr-tb" loext:decorative="false"/>
      <style:paragraph-properties style:writing-mode="lr-tb"/>
    </style:style>
    <style:style style:name="gr6" style:family="graphic" style:parent-style-name="Thick">
      <style:graphic-properties draw:textarea-vertical-align="middle" loext:decorative="false"/>
      <style:paragraph-properties style:writing-mode="lr-tb"/>
    </style:style>
    <style:style style:name="gr7" style:family="graphic" style:parent-style-name="Thick">
      <style:graphic-properties draw:textarea-vertical-align="middle" loext:decorative="false"/>
    </style:style>
    <style:style style:name="gr8" style:family="graphic" style:parent-style-name="Bordered">
      <style:graphic-properties draw:auto-grow-height="false" fo:min-height="3.35cm" fo:min-width="5.125cm" style:writing-mode="lr-tb" loext:decorative="false"/>
      <style:paragraph-properties style:writing-mode="lr-tb"/>
    </style:style>
    <style:style style:name="gr9" style:family="graphic" style:parent-style-name="Filled_20_Green">
      <style:graphic-properties draw:auto-grow-height="false" fo:min-height="1.35cm" fo:min-width="4.357cm" style:writing-mode="lr-tb" loext:decorative="false"/>
      <style:paragraph-properties style:writing-mode="lr-tb"/>
    </style:style>
    <style:style style:name="gr10" style:family="graphic" style:parent-style-name="Bordered">
      <style:graphic-properties draw:auto-grow-height="false" fo:min-height="5.6cm" fo:min-width="5.1cm" style:writing-mode="lr-tb" loext:decorative="false"/>
      <style:paragraph-properties style:writing-mode="lr-tb"/>
    </style:style>
    <style:style style:name="gr11" style:family="graphic" style:parent-style-name="Filled_20_Blue">
      <style:graphic-properties draw:auto-grow-height="false" fo:min-height="1.35cm" fo:min-width="4.145cm" style:writing-mode="lr-tb" loext:decorative="false"/>
      <style:paragraph-properties style:writing-mode="lr-tb"/>
    </style:style>
    <style:style style:name="gr12" style:family="graphic" style:parent-style-name="Filled_20_Blue">
      <style:graphic-properties draw:auto-grow-height="false" fo:min-height="1.35cm" fo:min-width="4.146cm" style:writing-mode="lr-tb" loext:decorative="false"/>
      <style:paragraph-properties style:writing-mode="lr-tb"/>
    </style:style>
    <style:style style:name="gr13" style:family="graphic" style:parent-style-name="Bordered">
      <style:graphic-properties draw:auto-grow-height="false" fo:min-height="5.6cm" fo:min-width="4.3cm" style:writing-mode="lr-tb" loext:decorative="false"/>
      <style:paragraph-properties style:writing-mode="lr-tb"/>
    </style:style>
    <style:style style:name="gr14" style:family="graphic" style:parent-style-name="Filled_20_Magenta">
      <style:graphic-properties draw:auto-grow-height="false" fo:min-height="1.35cm" fo:min-width="3.518cm" style:writing-mode="lr-tb" loext:decorative="false"/>
      <style:paragraph-properties style:writing-mode="lr-tb"/>
    </style:style>
    <style:style style:name="gr15" style:family="graphic" style:parent-style-name="Thick_20_Dashed">
      <style:graphic-properties loext:decorative="false"/>
    </style:style>
    <style:style style:name="gr16" style:family="graphic" style:parent-style-name="Bordered">
      <style:graphic-properties draw:auto-grow-height="false" fo:min-height="4.225cm" fo:min-width="11.35cm" style:writing-mode="lr-tb" loext:decorative="false"/>
      <style:paragraph-properties style:writing-mode="lr-tb"/>
    </style:style>
    <style:style style:name="gr17" style:family="graphic" style:parent-style-name="Bordered">
      <style:graphic-properties draw:auto-grow-height="false" fo:min-height="2.6cm" fo:min-width="5.098cm" style:writing-mode="lr-tb" loext:decorative="false"/>
      <style:paragraph-properties style:writing-mode="lr-tb"/>
    </style:style>
    <style:style style:name="gr18" style:family="graphic" style:parent-style-name="Filled_20_Magenta">
      <style:graphic-properties draw:auto-grow-height="false" fo:min-height="1.35cm" fo:min-width="4.1cm" style:writing-mode="lr-tb" loext:decorative="false"/>
      <style:paragraph-properties style:writing-mode="lr-tb"/>
    </style:style>
    <style:style style:name="gr19" style:family="graphic" style:parent-style-name="Filled_20_Magenta">
      <style:graphic-properties draw:auto-grow-height="false" fo:min-height="1.35cm" fo:min-width="3.517cm" style:writing-mode="lr-tb" loext:decorative="false"/>
      <style:paragraph-properties style:writing-mode="lr-tb"/>
    </style:style>
    <style:style style:name="P1" style:family="paragraph">
      <style:text-properties fo:font-size="16pt" fo:language="en" fo:country="US"/>
    </style:style>
    <style:style style:name="P2" style:family="paragraph">
      <style:paragraph-properties fo:text-align="start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start" loext:tab-stop-distance="0cm" style:writing-mode="lr-tb">
        <style:tab-stops/>
      </style:paragraph-properties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font-name="Liberation Sans" fo:font-size="14pt" fo:language="en" fo:country="US" fo:font-weight="bold"/>
    </style:style>
    <style:style style:name="T6" style:family="text">
      <style:text-properties style:text-position="super 58%" style:font-name="Liberation Sans" fo:font-size="14pt" fo:language="en" fo:country="US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pplication Modules" draw:style-name="dp1" draw:master-page-name="Default">
        <draw:frame draw:style-name="gr1" draw:text-style-name="P1" draw:layer="layout" svg:width="6.445cm" svg:height="0.767cm" svg:x="1.056cm" svg:y="1.001cm">
          <draw:text-box>
            <text:p><text:span text:style-name="T1">CI-Pipelines &amp; Triggers</text:span></text:p>
          </draw:text-box>
        </draw:frame>
        <draw:custom-shape draw:style-name="gr2" draw:text-style-name="P2" xml:id="id3" draw:id="id3" draw:layer="layout" svg:width="3.586cm" svg:height="1.625cm" svg:x="1.75cm" svg:y="5.125cm">
          <text:p text:style-name="P2"><text:span text:style-name="T2">merge &gt; 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5cm" svg:x="1.25cm" svg:y="2.125cm">
          <text:p text:style-name="P3"><text:span text:style-name="T2">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586cm" svg:height="1.625cm" svg:x="1.75cm" svg:y="3.25cm">
          <text:p text:style-name="P2"><text:span text:style-name="T2">main &gt; pus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675cm" svg:height="1.75cm" svg:x="7.338cm" svg:y="3.95cm">
          <text:p text:style-name="P2"><text:span text:style-name="T2">Trigger</text:span></text:p>
          <text:p text:style-name="P4"><text:span text:style-name="T3">main.gitlab-ci.y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draw:layer="layout" svg:width="12.45cm" svg:height="5.025cm" svg:x="6.675cm" svg:y="2.1cm">
          <text:p text:style-name="P3"><text:span text:style-name="T2">Pip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4.675cm" svg:height="1.75cm" svg:x="13.825cm" svg:y="3cm">
          <text:p text:style-name="P2"><text:span text:style-name="T2">Child for GNU</text:span></text:p>
          <text:p text:style-name="P2"><text:span text:style-name="T3">cmake-build.gitlab-ci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5.336cm" svg:y1="4.062cm" svg:x2="7.338cm" svg:y2="4.825cm" draw:start-shape="id1" draw:start-glue-point="1" draw:end-shape="id2" draw:end-glue-point="3" svg:d="M5336 4062c1501 0 501 763 2002 763" svg:viewBox="0 0 2003 764">
          <text:p text:style-name="P5">`</text:p>
        </draw:connector>
        <draw:connector draw:style-name="gr7" draw:text-style-name="P5" draw:layer="layout" draw:type="curve" svg:x1="5.336cm" svg:y1="5.937cm" svg:x2="7.338cm" svg:y2="4.825cm" draw:start-shape="id3" draw:start-glue-point="1" draw:end-shape="id2" draw:end-glue-point="3" svg:d="M5336 5937c1501 0 501-1112 2002-1112" svg:viewBox="0 0 2003 1113">
          <text:p/>
        </draw:connector>
        <draw:custom-shape draw:style-name="gr4" draw:text-style-name="P2" xml:id="id5" draw:id="id5" draw:layer="layout" svg:width="4.675cm" svg:height="1.75cm" svg:x="13.838cm" svg:y="4.95cm">
          <text:p text:style-name="P4"><text:span text:style-name="T2">Child for GW</text:span></text:p>
          <text:p text:style-name="P2"><text:span text:style-name="T3">cmake-build.gitlab-ci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5" draw:layer="layout" draw:type="curve" svg:x1="12.013cm" svg:y1="4.825cm" svg:x2="13.825cm" svg:y2="3.875cm" draw:start-shape="id2" draw:start-glue-point="1" draw:end-shape="id4" draw:end-glue-point="3" svg:d="M12013 4825c1357 0 452-950 1812-950" svg:viewBox="0 0 1813 951">
          <text:p/>
        </draw:connector>
        <draw:connector draw:style-name="gr7" draw:text-style-name="P5" draw:layer="layout" draw:type="curve" svg:x1="12.013cm" svg:y1="4.825cm" svg:x2="13.838cm" svg:y2="5.825cm" draw:start-shape="id2" draw:start-glue-point="1" draw:end-shape="id5" draw:end-glue-point="3" svg:d="M12013 4825c1368 0 456 1000 1825 1000" svg:viewBox="0 0 1826 1001">
          <text:p/>
        </draw:connector>
      </draw:page>
      <draw:page draw:name="page2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Services &amp; Processes</text:span></text:p>
          </draw:text-box>
        </draw:frame>
        <draw:custom-shape draw:style-name="gr8" draw:text-style-name="P3" xml:id="id14" draw:id="id14" draw:layer="layout" svg:width="5.525cm" svg:height="3.75cm" svg:x="1.475cm" svg:y="6cm">
          <text:p text:style-name="P3"><text:span text:style-name="T2">Local C++ Project</text:span></text:p>
          <text:p text:style-name="P3"><text:span text:style-name="T4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6" draw:id="id6" draw:layer="layout" svg:width="4.757cm" svg:height="1.75cm" svg:x="1.831cm" svg:y="7.25cm">
          <text:p text:style-name="P2"><text:span text:style-name="T2">Git Commit Hook</text:span></text:p>
          <text:p text:style-name="P2"><text:span text:style-name="T3">Pre-commit clang-format che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3" xml:id="id13" draw:id="id13" draw:layer="layout" svg:width="5.5cm" svg:height="6cm" svg:x="8.5cm" svg:y="6cm">
          <text:p text:style-name="P3"><text:span text:style-name="T2">GitLab </text:span><text:span text:style-name="T4">Pipeline (2x)</text:span><text:span text:style-name="T2"><text:line-break/></text:span><text:span text:style-name="T4">(Linux + Window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curve" svg:x1="6.588cm" svg:y1="8.125cm" svg:x2="9.05cm" svg:y2="8.125cm" draw:start-shape="id6" draw:start-glue-point="1" draw:end-shape="id7" draw:end-glue-point="3" svg:d="M6588 8125h2462" svg:viewBox="0 0 2463 1">
          <text:p text:style-name="P5"/>
          <text:p text:style-name="P5"/>
        </draw:connector>
        <draw:custom-shape draw:style-name="gr11" draw:text-style-name="P2" xml:id="id7" draw:id="id7" draw:layer="layout" svg:width="4.545cm" svg:height="1.75cm" svg:x="9.05cm" svg:y="7.25cm">
          <text:p text:style-name="P2"><text:span text:style-name="T2">Unit tests</text:span></text:p>
          <text:p text:style-name="P2"><text:span text:style-name="T3">Tests</text:span></text:p>
          <text:p text:style-name="P2"><text:span text:style-name="T3">Coverage (Linux only)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5" draw:layer="layout" draw:type="curve" svg:x1="11.322cm" svg:y1="9cm" svg:x2="11.352cm" svg:y2="9.7cm" draw:start-shape="id7" draw:start-glue-point="2" draw:end-shape="id8" draw:end-glue-point="0" svg:d="M11322 9000c0 525 30 175 30 700" svg:viewBox="0 0 31 701">
          <text:p/>
        </draw:connector>
        <draw:custom-shape draw:style-name="gr12" draw:text-style-name="P2" xml:id="id8" draw:id="id8" draw:layer="layout" svg:width="4.546cm" svg:height="1.75cm" svg:x="9.079cm" svg:y="9.7cm">
          <text:p text:style-name="P2"><text:span text:style-name="T2">Building &amp; Package</text:span></text:p>
          <text:p text:style-name="P4"><text:span text:style-name="T3">Linux <text:s/>(Deb + Rpm)</text:span></text:p>
          <text:p text:style-name="P4"><text:span text:style-name="T3">Windows (Exe + Zip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3" draw:layer="layout" svg:width="4.7cm" svg:height="6cm" svg:x="15.55cm" svg:y="6cm">
          <text:p text:style-name="P3"><text:span text:style-name="T2">MinIO </text:span><text:span text:style-name="T4">(cach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3.918cm" svg:height="1.75cm" svg:x="16cm" svg:y="9.375cm">
          <text:p text:style-name="P2"><text:span text:style-name="T3">Multi build job only intermediate cach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5" draw:layer="layout" draw:type="curve" svg:x1="13.625cm" svg:y1="10.575cm" svg:x2="16cm" svg:y2="10.25cm" draw:start-shape="id8" draw:start-glue-point="1" draw:end-shape="id9" draw:end-glue-point="3" svg:d="M13625 10575c1782 0 595-325 2375-325" svg:viewBox="0 0 2376 326">
          <text:p/>
        </draw:connector>
        <draw:custom-shape draw:style-name="gr16" draw:text-style-name="P3" draw:layer="layout" svg:width="11.75cm" svg:height="4.625cm" svg:x="8.5cm" svg:y="12.625cm">
          <text:p text:style-name="P3"><text:span text:style-name="T5">Nexus </text:span></text:p>
          <text:p text:style-name="P3"><text:span text:style-name="T6">(</text:span><text:span text:style-name="T4">Sona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0" draw:id="id10" draw:layer="layout" svg:width="3.918cm" svg:height="1.75cm" svg:x="15.953cm" svg:y="13.075cm">
          <text:p text:style-name="P2"><text:span text:style-name="T2">Apt Repository</text:span></text:p>
          <text:p text:style-name="P2"><text:span text:style-name="T3">Channels develop,</text:span></text:p>
          <text:p text:style-name="P2"><text:span text:style-name="T3">staging and sta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13.625cm" svg:y1="10.575cm" svg:x2="15.953cm" svg:y2="13.95cm" draw:start-shape="id8" draw:start-glue-point="1" draw:end-shape="id10" draw:end-glue-point="3" svg:d="M13625 10575c1746 0 582 3375 2328 3375" svg:viewBox="0 0 2329 3376">
          <text:p text:style-name="P5"/>
          <text:p text:style-name="P5"/>
        </draw:connector>
        <draw:custom-shape draw:style-name="gr14" draw:text-style-name="P2" xml:id="id11" draw:id="id11" draw:layer="layout" svg:width="3.918cm" svg:height="1.75cm" svg:x="15.953cm" svg:y="15.075cm">
          <text:p text:style-name="P2"><text:span text:style-name="T2">Raw Repository</text:span></text:p>
          <text:p text:style-name="P2"><text:span text:style-name="T3">Downloads of</text:span></text:p>
          <text:p text:style-name="P2"><text:span text:style-name="T3">Exe + Zip fil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13.625cm" svg:y1="10.575cm" svg:x2="15.953cm" svg:y2="15.95cm" draw:start-shape="id8" draw:start-glue-point="1" draw:end-shape="id11" draw:end-glue-point="3" svg:d="M13625 10575c1746 0 582 5375 2328 5375" svg:viewBox="0 0 2329 5376">
          <text:p text:style-name="P5"/>
        </draw:connector>
        <draw:custom-shape draw:style-name="gr17" draw:text-style-name="P3" draw:layer="layout" svg:width="5.498cm" svg:height="3cm" svg:x="1.5cm" svg:y="12.5cm">
          <text:p text:style-name="P3"><text:span text:style-name="T5">Docker</text:span><text:span text:style-name="T2"> </text:span><text:span text:style-name="T4">(source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6" draw:id="id16" draw:layer="layout" svg:width="4.757cm" svg:height="1.75cm" svg:x="1.829cm" svg:y="13.375cm">
          <text:p text:style-name="P2"><text:span text:style-name="T2">Build Tools (C++, Qt)</text:span></text:p>
          <text:p text:style-name="P2"><text:span text:style-name="T3">Linux Qt</text:span></text:p>
          <text:p text:style-name="P2"><text:span text:style-name="T3">Windows Qt + W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" xml:id="id12" draw:id="id12" draw:layer="layout" svg:width="4.5cm" svg:height="1.75cm" svg:x="9.25cm" svg:y="15.125cm">
          <text:p text:style-name="P2"><text:span text:style-name="T2">Docker Repository</text:span></text:p>
          <text:p text:style-name="P2"><text:span text:style-name="T3">Cpp build imag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5" draw:layer="layout" draw:type="curve" svg:x1="11.5cm" svg:y1="15.125cm" svg:x2="11.25cm" svg:y2="12cm" draw:start-shape="id12" draw:start-glue-point="0" draw:end-shape="id13" draw:end-glue-point="2" svg:d="M11500 15125c0-2343-250-781-250-3125" svg:viewBox="0 0 251 3126">
          <text:p/>
        </draw:connector>
        <draw:connector draw:style-name="gr15" draw:text-style-name="P5" draw:layer="layout" draw:type="curve" draw:line-skew="-0.203cm" svg:x1="11.5cm" svg:y1="15.125cm" svg:x2="4.237cm" svg:y2="9.75cm" draw:start-shape="id12" draw:start-glue-point="0" draw:end-shape="id14" draw:end-glue-point="2" svg:d="M11500 15125c0-4335-7263-1648-7263-5375" svg:viewBox="0 0 7264 5376">
          <text:p/>
        </draw:connector>
        <draw:custom-shape draw:style-name="gr19" draw:text-style-name="P2" xml:id="id15" draw:id="id15" draw:layer="layout" svg:width="3.917cm" svg:height="1.75cm" svg:x="16cm" svg:y="7.25cm">
          <text:p text:style-name="P2"><text:span text:style-name="T2">Coverage Report</text:span></text:p>
          <text:p text:style-name="P2"><text:span text:style-name="T3">HTML passive si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5" draw:layer="layout" draw:type="curve" svg:x1="13.595cm" svg:y1="8.125cm" svg:x2="16cm" svg:y2="8.125cm" draw:start-shape="id7" draw:start-glue-point="1" draw:end-shape="id15" draw:end-glue-point="3" svg:d="M13595 8125h2405" svg:viewBox="0 0 2406 1">
          <text:p/>
        </draw:connector>
        <draw:connector draw:style-name="gr6" draw:text-style-name="P5" draw:layer="layout" draw:type="curve" svg:x1="6.586cm" svg:y1="14.25cm" svg:x2="9.25cm" svg:y2="16cm" draw:start-shape="id16" draw:start-glue-point="1" draw:end-shape="id12" draw:end-glue-point="3" svg:d="M6586 14250c1998 0 666 1750 2664 1750" svg:viewBox="0 0 2665 1751">
          <text:p text:style-name="P5"/>
          <text:p text:style-name="P5"/>
          <text:p text:style-name="P5"/>
        </draw:connector>
      </draw:page>
      <draw:page draw:name="page3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New P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12" draw:display-name="Gradient 12" draw:style="linear" draw:start-color="#bf819e" draw:end-color="#a1467e" draw:start-intensity="100%" draw:end-intensity="100%" draw:angle="30deg" draw:border="0%">
      <loext:gradient-stop svg:offset="0" loext:color-type="rgb" loext:color-value="#bf819e"/>
      <loext:gradient-stop svg:offset="1" loext:color-type="rgb" loext:color-value="#a1467e"/>
    </draw:gradient>
    <draw:gradient draw:name="Gradient_20_13" draw:display-name="Gradient 13" draw:style="linear" draw:start-color="#91beee" draw:end-color="#5983b0" draw:start-intensity="100%" draw:end-intensity="100%" draw:angle="30deg" draw:border="0%">
      <loext:gradient-stop svg:offset="0" loext:color-type="rgb" loext:color-value="#91beee"/>
      <loext:gradient-stop svg:offset="1" loext:color-type="rgb" loext:color-value="#5983b0"/>
    </draw:gradient>
    <draw:gradient draw:name="Gradient_20_15" draw:display-name="Gradient 15" draw:style="linear" draw:start-color="#77bc65" draw:end-color="#069a2e" draw:start-intensity="100%" draw:end-intensity="100%" draw:angle="30deg" draw:border="0%">
      <loext:gradient-stop svg:offset="0" loext:color-type="rgb" loext:color-value="#77bc65"/>
      <loext:gradient-stop svg:offset="1" loext:color-type="rgb" loext:color-value="#069a2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Arrow_20_large" draw:display-name="Arrow large" svg:viewBox="0 0 20 40" svg:d="M0 40l10-40 10 40z"/>
    <draw:marker draw:name="Square" svg:viewBox="0 0 10 10" svg:d="M0 0h10v10h-10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1" draw:gradient-step-count="0" draw:textarea-horizontal-align="left" draw:textarea-vertical-align="top" fo:padding-top="0.2cm" fo:padding-bottom="0.2cm" fo:padding-left="0.2cm" fo:padding-right="0.2cm" fo:wrap-option="wrap" draw:shadow-color="#000000"/>
      <style:paragraph-properties loext:tab-stop-distance="0cm"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13" draw:gradient-step-count="0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15" draw:gradient-step-count="64"/>
      <style:text-properties style:use-window-font-color="true" loext:opacity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svg:stroke-color="#127622" draw:marker-start="Square" draw:marker-start-width="0.275cm" draw:marker-end="Arrow_20_large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="Triangle" draw:marker-end-width="0.275cm" svg:stroke-linecap="round"/>
      <style:text-properties fo:color="#55308d" loext:opacity="100%"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Long_20_Dot" svg:stroke-width="0.05cm" svg:stroke-color="#000000" draw:marker-start-width="0.275cm" draw:marker-end-width="0.275cm" draw:fill="solid" draw:fill-color="#eeeeee" draw:textarea-horizontal-align="left" fo:padding-top="0.2cm" fo:padding-bottom="0.2cm" fo:padding-left="0.2cm" fo:padding-right="0.2cm" draw:shadow-color="#000000"/>
      <style:text-properties fo:font-size="14pt" fo:font-weight="bold"/>
    </style:style>
    <style:style style:name="Filled_20_Magenta" style:display-name="Filled Magenta" style:family="graphic" style:parent-style-name="Filled">
      <style:graphic-properties svg:stroke-color="#a1467e" draw:fill="gradient" draw:fill-color="#bf819e" draw:fill-gradient-name="Gradient_20_12" draw:gradient-step-count="0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4-06-04T01:33:05.291531230</dc:date>
    <meta:editing-duration>PT8H3M16S</meta:editing-duration>
    <meta:editing-cycles>76</meta:editing-cycles>
    <meta:generator>LibreOffice/24.2.3.2$Linux_X86_64 LibreOffice_project/420$Build-2</meta:generator>
    <dc:creator>Arjan van Olphen</dc:creator>
    <meta:document-statistic meta:object-count="37"/>
  </office:meta>
</office:document-meta>
</file>